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list-style-name="L1">
      <style:paragraph-properties fo:line-height="200%" fo:text-align="start" style:justify-single-word="false"/>
      <style:text-properties fo:font-weight="bold" style:font-weight-asian="bold" style:font-weight-complex="bold"/>
    </style:style>
    <style:style style:name="P6" style:family="paragraph" style:parent-style-name="Standard" style:list-style-name="L2">
      <style:paragraph-properties fo:line-height="200%"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ise Elliott</text:p>
      <text:p text:style-name="P1">CS 203</text:p>
      <text:p text:style-name="P1">McCarthy</text:p>
      <text:p text:style-name="P1">16 December 2014</text:p>
      <text:p text:style-name="P3">Aiming Straight: An Outline for Successful Game Implementation</text:p>
      <text:p text:style-name="P2"><text:tab/>When a programmer creates a game, there is an unspoken contract between the user and the implementer that the game will “work properly.” In many ways, whether a game is “working properly” is entirely up to the programmer themselves, in that they decide the rules and/or specifications of the game, on which the user/player will base their expectations for and judgments of the game in question. Because the implementer has control over the rules (in most cases), it is nearly a self-imposed standard to which they are held, because they can modify the specifications to a certain extent to match the functionality of their game. However, there are certain elements that cannot be removed entirely within the specifications without violating the unspoken contract, namely 1. the game must have a goal at all times, 2. the game must not react unpredictably to any input, and finally 3. whatever specifications the programmer provides for the game are upheld entirely. The final two guidelines ensure not only that what is supposed to happen does happen, but also that nothing happens which is not supposed to happen according to the rules; the first guideline simply ensures one of the invariants of a game: that there is some way to be successful or some way to fail, or both. Thus, these are the standards to which any game and its programmer should be held, as they are the main baselines for upholding the programmer/player contract, and for deciding if the game “works properly.”</text:p>
      <text:p text:style-name="P2"><text:tab/>Unfortunately, my implementation of Collect 'n' Toss does not “work properly,” because, due to a Null Pointer Exception for which I cannot find a solution, it does not run—a violation of a guideline so simple and assumed that it does not even have a place in the standards for programming a game. Therefore, because it does not run, I cannot complete significant tests to prove the otherwise correctness of the game. Nevertheless, I will outline the test methods I would write if I could run them and receive significant results. </text:p>
      <text:p text:style-name="P4"><text:soft-page-break/>CollectWorld:</text:p>
      <text:list xml:id="list3977864015009841972" text:style-name="L1">
        <text:list-item>
          <text:list>
            <text:list-item>
              <text:p text:style-name="P5"><text:span text:style-name="T1">Key Events: A test for this would check that given any arrow key, the resulting Player moves in the direction corresponding to that key; that given the key pressed is “p,” a fresh DartGameWorld is produced; and that given any other key, the world remains in its beginning state. This test method would be run on a variety of randomly chosen keys and return positively if the result for each key press matched the results mandated by the specs, following both of the final two standards.</text:span></text:p>
            </text:list-item>
            <text:list-item>
              <text:p text:style-name="P5"><text:span text:style-name="T1">“Collect” Events: The method testing this property would first forcibly arrange first a Player, then an Enemy, into a position in which each would pick up a Dart. Then, after the CollectWorld onTick() method calls the collect(...) method of the Darts class (line 54), it will check that there is no longer a Dart in the same position as the Player or the Enemy. This would be run multiple times on both Players and Enemies, to make sure a Dart is always collected when it ought to be. This ensures playability in accordance with the rules, i.e. upholds standard 3.</text:span></text:p>
            </text:list-item>
            <text:list-item>
              <text:p text:style-name="P5"><text:span text:style-name="T1">Dart Count: A check for this could be incorporated into the above test by simply adding another condition to make sure that when a Dart is picked up by the player, the instance variable dartCount is incremented by one. Next, it must be checked that the dart count remains constant when switching from a CollectWorld to a DartGameWorld, which can be done easily by creating many instances of CollectWorld with varying dartCount values, then initializing a DartGameWorld for each instance and comparing the dartCount variable's value in each world. This, again, maintains standard 3.</text:span></text:p>
            </text:list-item>
            <text:list-item>
              <text:p text:style-name="P5"><text:span text:style-name="T1">Catch-All Events: i.e., the Player does not move off the screen, Darts never stop (dis)appearing, etc. These can be tested by running a semi-simulation in which the world is ticked many times with randomly chosen directional input, and after that many ticks, the method checks the state of the world for things such as the ending location of the Player and </text:span><text:soft-page-break/><text:span text:style-name="T1">the number of Darts on screen and determines whether those results are permissible. Checking these events a number of times can prove that no unexpected world state will result, and that standard 2 is upheld.</text:span></text:p>
            </text:list-item>
          </text:list>
        </text:list-item>
      </text:list>
      <text:p text:style-name="P4">DartGameWorld:</text:p>
      <text:list xml:id="list5107462398822881036" text:style-name="L2">
        <text:list-item>
          <text:list>
            <text:list-item>
              <text:p text:style-name="P6"><text:span text:style-name="T1">Key Events: This test would run just like the corresponding test in CollectWorld, but instead check that the arrow keys move the pointer, “s” triggers a shoot attempt, and that any other key does nothing to the state of the world. This testing category, again, ensures that standards 2 and 3 are maintained.</text:span></text:p>
            </text:list-item>
            <text:list-item>
              <text:p text:style-name="P6"><text:span text:style-name="T1">Shoot Events: As for the Collect Events, this method would generate Pointers and Balloons a) deliberately within popping distance, and b) deliberately out of popping distance, and call the shootAttempt() <text:s/>method in DartGameWorld (line 58) for each set to see if the dartCount has decremented in both cases, if the Balloon was actually removed in the first case, or if it is still on screen in the second case, as it must according to the specifications and thus standard 3.</text:span></text:p>
            </text:list-item>
            <text:list-item>
              <text:p text:style-name="P6"><text:span text:style-name="T1">Game Reset: This method simply makes </text:span><text:span text:style-name="T2">dartCount</text:span><text:span text:style-name="T3"> shoot attempts, and checks that the world is now a fresh CollectWorld, matching the game specs for standard 3 and cutting unpredictability for standard 2.</text:span></text:p>
            </text:list-item>
            <text:list-item>
              <text:p text:style-name="P6"><text:span text:style-name="T1">Catch-All Events: The same as in CollectWorld, but checks Pointer stays on screen and that Balloons continue to spawn for as long as the world runs (while dartCount &gt; 0).</text:span></text:p>
            </text:list-item>
          </text:list>
        </text:list-item>
      </text:list>
      <text:p text:style-name="P4"><text:span text:style-name="T1"/></text:p>
      <text:p text:style-name="P4"><text:span text:style-name="T1"><text:tab/>The success of all of these tests, combined with the goal of each mode being outlined clearly in the game manual (per standard 1), would have proven that my Collect 'n' Toss game “worked properly” according to the guidelines to that end that I defined above and did not violate the unspoken contract between programmer and pla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se Elliott</meta:initial-creator>
    <meta:creation-date>2014-12-16T11:27:24.10</meta:creation-date>
    <dc:date>2014-12-16T14:43:44.01</dc:date>
    <dc:creator>Elise Elliott</dc:creator>
    <meta:editing-duration>PT2H8M54S</meta:editing-duration>
    <meta:editing-cycles>10</meta:editing-cycles>
    <meta:generator>OpenOffice/4.1.1$Win32 OpenOffice.org_project/411m6$Build-9775</meta:generator>
    <meta:document-statistic meta:table-count="0" meta:image-count="0" meta:object-count="0" meta:page-count="3" meta:paragraph-count="18" meta:word-count="994" meta:character-count="5840"/>
  </office:meta>
</office:document-meta>
</file>